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rsid="00630ef0" officeooo:paragraph-rsid="00630ef0" style:font-size-asian="7.5pt" style:font-size-complex="7.5pt"/>
    </style:style>
    <style:style style:name="P3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4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35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6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7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9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40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4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42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rsid="006cc944" officeooo:paragraph-rsid="006cc944" style:font-size-asian="7.5pt" style:font-size-complex="7.5pt"/>
    </style:style>
    <style:style style:name="P43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5" style:family="paragraph">
      <style:paragraph-properties fo:text-align="start"/>
      <style:text-properties style:font-name="Arial4" fo:font-size="7pt"/>
    </style:style>
    <style:style style:name="P46" style:family="paragraph">
      <style:paragraph-properties fo:text-align="start"/>
    </style:style>
    <style:style style:name="P47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8" style:family="text">
      <style:text-properties fo:color="#221e1f" loext:opacity="100%" fo:font-size="9pt" fo:language="es" fo:country="ES" fo:font-weight="bold" officeooo:rsid="006c6bd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1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2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3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4" style:family="text">
      <style:text-properties fo:color="#221e1f" loext:opacity="100%" style:font-name="Arial" fo:font-size="7pt" fo:letter-spacing="-0.004cm" fo:language="ca" fo:country="ES" fo:font-style="normal" officeooo:rsid="003ca04d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T15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6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7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8" style:family="text">
      <style:text-properties fo:color="#221e1f" loext:opacity="100%" fo:font-size="6pt" fo:language="es" fo:country="ES" style:font-size-asian="5.25pt" style:font-size-complex="6pt"/>
    </style:style>
    <style:style style:name="T19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20" style:family="text">
      <style:text-properties fo:color="#221e1f" loext:opacity="100%" style:font-name="Arial2" fo:font-size="9pt" fo:language="es" fo:country="ES" fo:font-weight="bold" officeooo:rsid="006c6bdd" style:font-name-asian="Arial2" style:font-size-asian="9pt" style:font-weight-asian="bold" style:font-name-complex="Arial2" style:text-scale="105%"/>
    </style:style>
    <style:style style:name="T21" style:family="text">
      <style:text-properties fo:font-size="7.5pt" fo:letter-spacing="-0.004cm" fo:font-style="italic" style:font-size-asian="7.5pt" style:font-style-asian="italic"/>
    </style:style>
    <style:style style:name="T22" style:family="text">
      <style:text-properties fo:font-size="7.5pt" fo:letter-spacing="-0.004cm" fo:font-style="italic" officeooo:rsid="004327e9" style:font-size-asian="7.5pt" style:font-style-asian="italic"/>
    </style:style>
    <style:style style:name="T23" style:family="text">
      <style:text-properties fo:font-size="7.5pt" fo:letter-spacing="-0.004cm" fo:font-style="italic" officeooo:rsid="004036b1" style:font-size-asian="7.5pt" style:font-style-asian="italic"/>
    </style:style>
    <style:style style:name="T24" style:family="text">
      <style:text-properties fo:font-size="7.5pt" fo:letter-spacing="-0.004cm" fo:font-style="italic" officeooo:rsid="001e4335" style:font-size-asian="7.5pt" style:font-style-asian="italic"/>
    </style:style>
    <style:style style:name="T25" style:family="text">
      <style:text-properties fo:font-size="7.5pt" fo:letter-spacing="-0.004cm" fo:font-style="italic" officeooo:rsid="00569322" style:font-size-asian="7.5pt" style:font-style-asian="italic"/>
    </style:style>
    <style:style style:name="T26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7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8" style:family="text">
      <style:text-properties fo:font-size="6pt" style:font-size-asian="6pt"/>
    </style:style>
    <style:style style:name="T29" style:family="text">
      <style:text-properties fo:font-size="6pt" officeooo:rsid="00531b7f" style:font-size-asian="6pt"/>
    </style:style>
    <style:style style:name="T30" style:family="text">
      <style:text-properties fo:font-size="6pt" fo:letter-spacing="-0.012cm" style:font-size-asian="6pt"/>
    </style:style>
    <style:style style:name="T31" style:family="text">
      <style:text-properties fo:font-size="6pt" fo:letter-spacing="-0.012cm" officeooo:rsid="001a92c4" style:font-size-asian="6pt"/>
    </style:style>
    <style:style style:name="T32" style:family="text">
      <style:text-properties fo:font-size="6pt" fo:letter-spacing="-0.007cm" fo:font-style="italic" style:font-size-asian="6pt" style:font-style-asian="italic"/>
    </style:style>
    <style:style style:name="T33" style:family="text">
      <style:text-properties fo:font-size="6pt" fo:letter-spacing="-0.009cm" style:font-size-asian="6pt"/>
    </style:style>
    <style:style style:name="T34" style:family="text">
      <style:text-properties fo:font-size="6pt" fo:letter-spacing="-0.009cm" fo:font-style="italic" style:font-size-asian="6pt" style:font-style-asian="italic"/>
    </style:style>
    <style:style style:name="T35" style:family="text">
      <style:text-properties fo:font-size="6pt" fo:font-style="italic" style:font-size-asian="6pt" style:font-style-asian="italic"/>
    </style:style>
    <style:style style:name="T36" style:family="text">
      <style:text-properties fo:font-size="6pt" fo:letter-spacing="-0.004cm" fo:font-style="italic" style:font-size-asian="6pt" style:font-style-asian="italic"/>
    </style:style>
    <style:style style:name="T37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8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9" style:family="text">
      <style:text-properties fo:font-size="6pt" fo:letter-spacing="-0.011cm" fo:font-style="italic" style:font-size-asian="6pt" style:font-style-asian="italic"/>
    </style:style>
    <style:style style:name="T40" style:family="text">
      <style:text-properties fo:letter-spacing="-0.005cm"/>
    </style:style>
    <style:style style:name="T41" style:family="text">
      <style:text-properties fo:letter-spacing="-0.004cm"/>
    </style:style>
    <style:style style:name="T42" style:family="text">
      <style:text-properties fo:letter-spacing="-0.007cm"/>
    </style:style>
    <style:style style:name="T43" style:family="text">
      <style:text-properties fo:letter-spacing="0.055cm"/>
    </style:style>
    <style:style style:name="T44" style:family="text">
      <style:text-properties officeooo:rsid="004c4f2e"/>
    </style:style>
    <style:style style:name="T45" style:family="text">
      <style:text-properties officeooo:rsid="0055897a"/>
    </style:style>
    <style:style style:name="T46" style:family="text">
      <style:text-properties style:font-name="Arial2" officeooo:rsid="0055897a" style:font-name-asian="Arial2" style:font-name-complex="Arial2"/>
    </style:style>
    <style:style style:name="T47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8" style:family="text">
      <style:text-properties officeooo:rsid="005ee0cb"/>
    </style:style>
    <style:style style:name="T49" style:family="text">
      <style:text-properties officeooo:rsid="0068441f"/>
    </style:style>
    <style:style style:name="T50" style:family="text">
      <style:text-properties officeooo:rsid="006cc944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61 - Protocolo Empresarial"/>
            <form:item form:label="0662 - Organización de Eventos Empresariales"/>
            <form:item form:label="0663 - Gestión Avanzada de la Información"/>
            <form:item form:label="0180 - Segunda Lengua Extranjera"/>
            <form:item form:label="CV0004 - Inglés Técnico II"/>
            <form:item form:label="CV0003 - Inglés Técnico I (a extinguir)"/>
            <form:item form:label="0665 - Formación y Orientación Laboral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olicitud de convalidación de módulos <text:span text:style-name="T44">por </text:span><text:span text:style-name="T45">acreditaci</text:span><text:span text:style-name="T46">ón unidades de competencia</text:span></text:p>
      <text:p text:style-name="P6"><text:span text:style-name="Fuente_20_de_20_párrafo_20_predeter."><text:span text:style-name="T19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11">(1)</text:span></text:span><text:span text:style-name="Fuente_20_de_20_párrafo_20_predeter."><text:span text:style-name="T15">:</text:span></text:span><text:span text:style-name="Fuente_20_de_20_párrafo_20_predeter."><text:span text:style-name="T10"> </text:span></text:span><text:span text:style-name="Fuente_20_de_20_párrafo_20_predeter."><text:span text:style-name="T1"><draw:control text:anchor-type="as-char" draw:z-index="0" draw:name="Control 4" draw:style-name="gr2" draw:text-style-name="P43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10">(2)</text:span></text:span><text:span text:style-name="Fuente_20_de_20_párrafo_20_predeter."><text:span text:style-name="T15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3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3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7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3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3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3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3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3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3" svg:width="6.04cm" svg:height="0.5cm" draw:control="control7"/></text:span></text:span></text:p>
      <text:p text:style-name="P28"><text:span text:style-name="Fuente_20_de_20_párrafo_20_predeter."><text:span text:style-name="T17"/></text:span></text:p>
      <text:p text:style-name="P27"><text:span text:style-name="Fuente_20_de_20_párrafo_20_predeter."><text:span text:style-name="T9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8"/></text:span></text:p>
      <text:p text:style-name="P3"><text:span text:style-name="Fuente_20_de_20_párrafo_20_predeter."><text:span text:style-name="T9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8">ASISTENCIA A LA DIRECCI</text:span></text:span><text:span text:style-name="Fuente_20_de_20_párrafo_20_predeter."><text:span text:style-name="T20">ÓN</text:span></text:span></text:p>
      <text:p text:style-name="P35"><text:span text:style-name="Fuente_20_de_20_párrafo_20_predeter."><text:span text:style-name="T16"/></text:span></text:p>
      <text:p text:style-name="P36">MÓDULOS PROFESIONALES QUE SOLICITA </text:p>
      <text:p text:style-name="P37"/>
      <text:p text:style-name="P22"><text:span text:style-name="T21"><text:s text:c="14"/></text:span><text:span text:style-name="T23">Módulo</text:span><text:span text:style-name="T21"> <text:s text:c="30"/></text:span><text:span text:style-name="T25">UC Aportadas</text:span><text:span text:style-name="T26">(</text:span><text:span text:style-name="T27">3</text:span><text:span text:style-name="T26">)</text:span><text:span text:style-name="T24"> <text:s text:c="11"/></text:span><text:span text:style-name="T22"><text:s text:c="16"/></text:span><text:span text:style-name="T23">Módulo</text:span><text:span text:style-name="T24"> <text:s text:c="26"/></text:span><text:span text:style-name="T25">UC Aportadas</text:span><text:span text:style-name="T26">(</text:span><text:span text:style-name="T27">3</text:span><text:span text:style-name="T26">)</text:span><text:span text:style-name="T24"> <text:s text:c="28"/></text:span><text:span text:style-name="T23">Módulo</text:span><text:span text:style-name="T24"> <text:s text:c="24"/></text:span><text:span text:style-name="T25">UC Aportadas</text:span><text:span text:style-name="T26">(</text:span><text:span text:style-name="T27">3</text:span><text:span text:style-name="T26">)</text:span><text:span text:style-name="T24"> <text:s text:c="2"/></text:span></text:p>
      <text:p text:style-name="P16"/>
      <text:p text:style-name="P18"><draw:control text:anchor-type="as-char" draw:z-index="9" draw:name="Control 14" draw:style-name="gr2" draw:text-style-name="P45" svg:width="3.47cm" svg:height="0.5cm" draw:control="control8"/><text:s text:c="3"/><draw:control text:anchor-type="as-char" svg:y="-0.307cm" draw:z-index="27" draw:name="Control 10" draw:style-name="gr1" draw:text-style-name="P43" svg:width="2.38cm" svg:height="0.451cm" draw:control="control28"/><text:s text:c="6"/><draw:control text:anchor-type="as-char" svg:y="-0.335cm" draw:z-index="12" draw:name="Control 13" draw:style-name="gr1" draw:text-style-name="P45" svg:width="3.47cm" svg:height="0.5cm" draw:control="control11"/><text:s text:c="3"/><draw:control text:anchor-type="as-char" svg:y="-0.307cm" draw:z-index="28" draw:name="Control 16" draw:style-name="gr1" draw:text-style-name="P43" svg:width="2.38cm" svg:height="0.451cm" draw:control="control29"/><text:s text:c="6"/><draw:control text:anchor-type="as-char" svg:y="-0.332cm" draw:z-index="13" draw:name="Control 20" draw:style-name="gr1" draw:text-style-name="P45" svg:width="3.47cm" svg:height="0.5cm" draw:control="control12"/><text:s text:c="2"/><draw:control text:anchor-type="as-char" svg:y="-0.307cm" draw:z-index="29" draw:name="Control 18" draw:style-name="gr1" draw:text-style-name="P43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5" svg:width="3.47cm" svg:height="0.5cm" draw:control="control13"/><text:s text:c="3"/><draw:control text:anchor-type="as-char" svg:y="-0.307cm" draw:z-index="30" draw:name="Control 17" draw:style-name="gr1" draw:text-style-name="P43" svg:width="2.38cm" svg:height="0.451cm" draw:control="control31"/><text:s text:c="6"/><draw:control text:anchor-type="as-char" draw:z-index="15" draw:name="Control 15" draw:style-name="gr2" draw:text-style-name="P45" svg:width="3.47cm" svg:height="0.5cm" draw:control="control14"/><text:s text:c="3"/><draw:control text:anchor-type="as-char" svg:y="-0.307cm" draw:z-index="33" draw:name="Control 22" draw:style-name="gr1" draw:text-style-name="P43" svg:width="2.38cm" svg:height="0.451cm" draw:control="control34"/><text:s text:c="6"/><draw:control text:anchor-type="as-char" draw:z-index="16" draw:name="Control 27" draw:style-name="gr2" draw:text-style-name="P45" svg:width="3.47cm" svg:height="0.5cm" draw:control="control15"/><text:s text:c="2"/><draw:control text:anchor-type="as-char" svg:y="-0.307cm" draw:z-index="34" draw:name="Control 24" draw:style-name="gr1" draw:text-style-name="P43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5" svg:width="3.47cm" svg:height="0.5cm" draw:control="control16"/><text:s text:c="3"/><draw:control text:anchor-type="as-char" svg:y="-0.307cm" draw:z-index="31" draw:name="Control 19" draw:style-name="gr1" draw:text-style-name="P43" svg:width="2.38cm" svg:height="0.451cm" draw:control="control32"/><text:s text:c="6"/><draw:control text:anchor-type="as-char" draw:z-index="18" draw:name="Control 44" draw:style-name="gr2" draw:text-style-name="P45" svg:width="3.47cm" svg:height="0.5cm" draw:control="control17"/><text:s text:c="3"/><draw:control text:anchor-type="as-char" svg:y="-0.307cm" draw:z-index="35" draw:name="Control 25" draw:style-name="gr1" draw:text-style-name="P43" svg:width="2.38cm" svg:height="0.451cm" draw:control="control36"/><text:s text:c="6"/><draw:control text:anchor-type="as-char" draw:z-index="19" draw:name="Control 48" draw:style-name="gr2" draw:text-style-name="P45" svg:width="3.47cm" svg:height="0.5cm" draw:control="control18"/><text:s text:c="2"/><draw:control text:anchor-type="as-char" svg:y="-0.307cm" draw:z-index="36" draw:name="Control 26" draw:style-name="gr1" draw:text-style-name="P43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5" svg:width="3.47cm" svg:height="0.5cm" draw:control="control19"/><text:s text:c="3"/><draw:control text:anchor-type="as-char" svg:y="-0.307cm" draw:z-index="32" draw:name="Control 21" draw:style-name="gr1" draw:text-style-name="P43" svg:width="2.38cm" svg:height="0.451cm" draw:control="control33"/><text:s text:c="6"/><draw:control text:anchor-type="as-char" draw:z-index="21" draw:name="Control 50" draw:style-name="gr2" draw:text-style-name="P45" svg:width="3.47cm" svg:height="0.5cm" draw:control="control20"/><text:s text:c="3"/><draw:control text:anchor-type="as-char" svg:y="-0.307cm" draw:z-index="37" draw:name="Control 28" draw:style-name="gr1" draw:text-style-name="P43" svg:width="2.38cm" svg:height="0.451cm" draw:control="control38"/><text:s text:c="6"/><draw:control text:anchor-type="as-char" draw:z-index="22" draw:name="Control 52" draw:style-name="gr2" draw:text-style-name="P45" svg:width="3.47cm" svg:height="0.5cm" draw:control="control21"/><text:s text:c="2"/><draw:control text:anchor-type="as-char" svg:y="-0.307cm" draw:z-index="38" draw:name="Control 29" draw:style-name="gr1" draw:text-style-name="P43" svg:width="2.38cm" svg:height="0.451cm" draw:control="control39"/></text:p>
      <text:p text:style-name="P5"><text:span text:style-name="Fuente_20_de_20_párrafo_20_predeter."><text:span text:style-name="T18"/></text:span></text:p>
      <text:p text:style-name="P23">A<text:span text:style-name="T40"> </text:span>tal<text:span text:style-name="T41"> </text:span>efecto<text:span text:style-name="T42"> </text:span>presenta<text:span text:style-name="T42"> </text:span>la<text:span text:style-name="T42"> </text:span>siguiente<text:span text:style-name="T41"> documentación:</text:span></text:p>
      <text:p text:style-name="P24"><text:span text:style-name="T43"><draw:control text:anchor-type="as-char" draw:z-index="10" draw:name="Control 35" draw:style-name="gr3" draw:text-style-name="P46" svg:width="0.249cm" svg:height="0.251cm" draw:control="control9"/></text:span><text:span text:style-name="T43"><text:s/></text:span>Documentación oficial, emit<text:span text:style-name="T49">i</text:span>da por la <text:span text:style-name="T48">C</text:span>onselleria de <text:span text:style-name="T48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0988_3: Preparar y presentar expedientes y documentación jurídica y empresarial ante Organismos y Administraciones Públicas.</text:p>
          </table:table-cell>
          <table:table-cell table:style-name="Tabla1.A1" office:value-type="string">
            <text:p text:style-name="P29">0647. Gestión de la documentación jurídica y empresarial.</text:p>
          </table:table-cell>
        </table:table-row>
        <table:table-row>
          <table:table-cell table:style-name="Tabla1.A1" office:value-type="string">
            <text:p text:style-name="P29">UC0238_3: Realizar el apoyo administrativo a las tareas de selección, formación y desarrollo de recursos humanos.</text:p>
            <text:p text:style-name="P29">UC0980_2: Efectuar las actividades de apoyo administrativo de Recursos Humanos.0648. Recursos humanos y responsabilidad social corporativa.</text:p>
          </table:table-cell>
          <table:table-cell table:style-name="Tabla1.A1" office:value-type="string">
            <text:p text:style-name="P29">0648. Recursos humanos y responsabilidad social corporativa.</text:p>
          </table:table-cell>
        </table:table-row>
        <table:table-row>
          <table:table-cell table:style-name="Tabla1.A1" office:value-type="string">
            <text:p text:style-name="P29">UC0987_3: Administrar los sistemas de información y archivo en soporte convencional e informático.</text:p>
            <text:p text:style-name="P29">UC0986_3: Elaborar documentación y presentaciones profesionales en distintos formatos.</text:p>
            <text:p text:style-name="P29">UC0233_2: Manejar aplicaciones ofimáticas en la gestión de la información y la documentación.</text:p>
          </table:table-cell>
          <table:table-cell table:style-name="Tabla1.A1" office:value-type="string">
            <text:p text:style-name="P29">0649. Ofimática y proceso de la información.</text:p>
          </table:table-cell>
        </table:table-row>
        <table:table-row>
          <table:table-cell table:style-name="Tabla1.A1" office:value-type="string">
            <text:p text:style-name="P29">UC0500_3: Gestionar y controlar la tesorería y su presupuesto.</text:p>
            <text:p text:style-name="P29">UC0979_2: Realizar las gestiones administrativas de tesorería.</text:p>
          </table:table-cell>
          <table:table-cell table:style-name="Tabla1.A1" office:value-type="string">
            <text:p text:style-name="P29">0650. Proceso integral de la actividad comercial.</text:p>
          </table:table-cell>
        </table:table-row>
        <table:table-row>
          <table:table-cell table:style-name="Tabla1.A1" office:value-type="string">
            <text:p text:style-name="P29">UC0982_3: Administrar y gestionar con autonomía las comunicaciones de la dirección.</text:p>
          </table:table-cell>
          <table:table-cell table:style-name="Tabla1.A1" office:value-type="string">
            <text:p text:style-name="P29">0651. Comunicación y atención al cliente.</text:p>
          </table:table-cell>
        </table:table-row>
        <table:table-row>
          <table:table-cell table:style-name="Tabla1.A1" office:value-type="string">
            <text:p text:style-name="P29">UC0983_3: Gestionar de forma proactiva actividades de asistencia a la dirección en materia de organización.</text:p>
          </table:table-cell>
          <table:table-cell table:style-name="Tabla1.A1" office:value-type="string">
            <text:p text:style-name="P29">0662. Organización de eventos empresariales.</text:p>
          </table:table-cell>
        </table:table-row>
        <table:table-row>
          <table:table-cell table:style-name="Tabla1.A1" office:value-type="string">
            <text:p text:style-name="P29">UC0984_3: Comunicarse en inglés, con un nivel de usuario competente, en las actividades de asistencia a la dirección.</text:p>
          </table:table-cell>
          <table:table-cell table:style-name="Tabla1.A1" office:value-type="string">
            <text:p text:style-name="P29"><text:span text:style-name="T50">0179. Inglés (ver artículo 66.4 LOE)</text:span>.</text:p>
          </table:table-cell>
        </table:table-row>
        <table:table-row>
          <table:table-cell table:style-name="Tabla1.A1" office:value-type="string">
            <text:p text:style-name="P29">UC0985_2: Comunicarse en una lengua extranjera distinta del inglés, con un nivel de usuario independiente, en las actividades de asistencia a la dirección.</text:p>
          </table:table-cell>
          <table:table-cell table:style-name="Tabla1.A1" office:value-type="string">
            <text:p text:style-name="P42">0180. <text:s/>Segunda lengua extranjera (ver artículo 66.4 LOE).</text:p>
          </table:table-cell>
        </table:table-row>
      </table:table>
      <text:p text:style-name="P25"/>
      <text:p text:style-name="P32"><text:span text:style-name="T29">(1) </text:span><text:span text:style-name="T28">NIA:</text:span><text:span text:style-name="T30"> </text:span><text:span text:style-name="T31">N</text:span><text:span text:style-name="T35">úmero</text:span><text:span text:style-name="T32"> </text:span><text:span text:style-name="T35">de</text:span><text:span text:style-name="T34"> </text:span><text:span text:style-name="T35">identificación</text:span><text:span text:style-name="T34"> </text:span><text:span text:style-name="T35">del</text:span><text:span text:style-name="T34"> </text:span><text:span text:style-name="T36">alumno/a</text:span></text:p>
      <text:p text:style-name="P33"><text:span text:style-name="T29">(2) </text:span><text:span text:style-name="T28">DNI</text:span><text:span text:style-name="T33"> </text:span><text:span text:style-name="T28">/ NIE:</text:span><text:span text:style-name="T33"> </text:span><text:span text:style-name="T35">Documento</text:span><text:span text:style-name="T32"> </text:span><text:span text:style-name="T35">nacional</text:span><text:span text:style-name="T34"> </text:span><text:span text:style-name="T35">de</text:span><text:span text:style-name="T34"> </text:span><text:span text:style-name="T35">identidad</text:span><text:span text:style-name="T39"> </text:span><text:span text:style-name="T35">–</text:span><text:span text:style-name="T32"> </text:span><text:span text:style-name="T35">Número</text:span><text:span text:style-name="T32"> </text:span><text:span text:style-name="T35">de</text:span><text:span text:style-name="T34"> </text:span><text:span text:style-name="T35">identificación</text:span><text:span text:style-name="T34"> </text:span><text:span text:style-name="T35">de</text:span><text:span text:style-name="T39"> </text:span><text:span text:style-name="T35">extranjeros</text:span><text:span text:style-name="T34"> </text:span><text:span text:style-name="T35">o</text:span><text:span text:style-name="T34"> </text:span><text:span text:style-name="T35">documento</text:span><text:span text:style-name="T34"> </text:span><text:span text:style-name="T35">legalmente</text:span><text:span text:style-name="T34"> </text:span><text:span text:style-name="T36">establecido</text:span></text:p>
      <text:p text:style-name="P34"><text:span text:style-name="T37">(</text:span><text:span text:style-name="T38">3</text:span><text:span text:style-name="T37">) </text:span><text:span text:style-name="T38">C</text:span><text:span text:style-name="T47">ódigos de las UC aportadas para la convalidación de módulo. En caso de ser necesarias varias separarlas por comas. Por ejemplo: UC0223_3, UC0223_6</text:span></text:p>
      <text:p text:style-name="P19"><text:span text:style-name="Fuente_20_de_20_párrafo_20_predeter."><text:span text:style-name="T12"/></text:span></text:p>
      <text:p text:style-name="P20"><text:span text:style-name="Fuente_20_de_20_párrafo_20_predeter."><text:span text:style-name="T12"><text:tab/></text:span></text:span><text:span text:style-name="Fuente_20_de_20_párrafo_20_predeter."><text:span text:style-name="T12"><draw:control text:anchor-type="as-char" draw:z-index="23" draw:name="Control 55" draw:style-name="gr2" draw:text-style-name="P43" svg:width="3.55cm" svg:height="0.5cm" draw:control="control24"/></text:span></text:span><text:span text:style-name="Fuente_20_de_20_párrafo_20_predeter."><text:span text:style-name="T12">, </text:span></text:span><text:span text:style-name="Fuente_20_de_20_párrafo_20_predeter."><text:span text:style-name="T12"><draw:control text:anchor-type="as-char" draw:z-index="24" draw:name="Control 56" draw:style-name="gr2" draw:text-style-name="P44" svg:width="1.091cm" svg:height="0.5cm" draw:control="control25"/></text:span></text:span><text:span text:style-name="Fuente_20_de_20_párrafo_20_predeter."><text:span text:style-name="T12"><text:s/></text:span></text:span><text:span text:style-name="Fuente_20_de_20_párrafo_20_predeter."><text:span text:style-name="T13">de </text:span></text:span><text:span text:style-name="Fuente_20_de_20_párrafo_20_predeter."><text:span text:style-name="T13"><draw:control text:anchor-type="as-char" draw:z-index="25" draw:name="Control 57" draw:style-name="gr2" draw:text-style-name="P43" svg:width="3.192cm" svg:height="0.5cm" draw:control="control26"/></text:span></text:span><text:span text:style-name="Fuente_20_de_20_párrafo_20_predeter."><text:span text:style-name="T13"><text:s/>de </text:span></text:span><text:span text:style-name="Fuente_20_de_20_párrafo_20_predeter."><text:span text:style-name="T13"><draw:control text:anchor-type="as-char" draw:z-index="26" draw:name="Control 58" draw:style-name="gr2" draw:text-style-name="P43" svg:width="1.265cm" svg:height="0.5cm" draw:control="control27"/></text:span></text:span></text:p>
      <text:p text:style-name="P20"><text:span text:style-name="Fuente_20_de_20_párrafo_20_predeter."><text:span text:style-name="T14"/></text:span></text:p>
      <text:p text:style-name="P38"/>
      <text:p text:style-name="P21"><text:span text:style-name="Fuente_20_de_20_párrafo_20_predeter."><text:span text:style-name="T13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63</meta:editing-cycles>
    <meta:editing-duration>P5DT8H42M53S</meta:editing-duration>
    <dc:date>2024-11-27T23:24:30.975363828</dc:date>
    <meta:document-statistic meta:table-count="1" meta:image-count="0" meta:object-count="0" meta:page-count="1" meta:paragraph-count="51" meta:word-count="416" meta:character-count="3442" meta:non-whitespace-character-count="2753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